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radiocarbon">
            <text:p>radiocarbon</text:p>
          </table:table-cell>
          <table:table-cell office:value-type="string" office:value="K-5776">
            <text:p>K-5776</text:p>
          </table:table-cell>
          <table:table-cell office:value-type="float" office:value="69.44166666666666">
            <text:p>69.44166666666666</text:p>
          </table:table-cell>
          <table:table-cell office:value-type="float" office:value="-53.666666666666664">
            <text:p>-53.666666666666664</text:p>
          </table:table-cell>
          <table:table-cell office:value-type="float" office:value="4730.0">
            <text:p>4730.0</text:p>
          </table:table-cell>
          <table:table-cell office:value-type="float" office:value="115.0">
            <text:p>11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1995,LongEtal2011">
            <text:p>Bennike1995,LongEtal201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radiocarbon">
            <text:p>radiocarbon</text:p>
          </table:table-cell>
          <table:table-cell office:value-type="string" office:value="Beta-183251">
            <text:p>Beta-183251</text:p>
          </table:table-cell>
          <table:table-cell office:value-type="float" office:value="69.52">
            <text:p>69.52</text:p>
          </table:table-cell>
          <table:table-cell office:value-type="float" office:value="-53.804">
            <text:p>-53.804</text:p>
          </table:table-cell>
          <table:table-cell office:value-type="float" office:value="5580.0">
            <text:p>558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.56">
            <text:p>13.56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11">
            <text:p>LongEtal201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radiocarbon">
            <text:p>radiocarbon</text:p>
          </table:table-cell>
          <table:table-cell office:value-type="string" office:value="Beta-183250">
            <text:p>Beta-183250</text:p>
          </table:table-cell>
          <table:table-cell office:value-type="float" office:value="69.523">
            <text:p>69.523</text:p>
          </table:table-cell>
          <table:table-cell office:value-type="float" office:value="-53.792">
            <text:p>-53.792</text:p>
          </table:table-cell>
          <table:table-cell office:value-type="float" office:value="3830.0">
            <text:p>383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06">
            <text:p>2.06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11">
            <text:p>LongEtal201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radiocarbon">
            <text:p>radiocarbon</text:p>
          </table:table-cell>
          <table:table-cell office:value-type="string" office:value="Beta-183253">
            <text:p>Beta-183253</text:p>
          </table:table-cell>
          <table:table-cell office:value-type="float" office:value="69.524">
            <text:p>69.524</text:p>
          </table:table-cell>
          <table:table-cell office:value-type="float" office:value="-53.722">
            <text:p>-53.722</text:p>
          </table:table-cell>
          <table:table-cell office:value-type="float" office:value="9700.0">
            <text:p>970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9.65">
            <text:p>79.6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11">
            <text:p>LongEtal201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OSL">
            <text:p>OSL</text:p>
          </table:table-cell>
          <table:table-cell office:value-type="string" office:value="T107R1">
            <text:p>T107R1</text:p>
          </table:table-cell>
          <table:table-cell office:value-type="float" office:value="69.312">
            <text:p>69.312</text:p>
          </table:table-cell>
          <table:table-cell office:value-type="float" office:value="-53.874">
            <text:p>-53.874</text:p>
          </table:table-cell>
          <table:table-cell office:value-type="float" office:value="2009.9999999999998">
            <text:p>2009.9999999999998</text:p>
          </table:table-cell>
          <table:table-cell office:value-type="float" office:value="200.0">
            <text:p>200.0</text:p>
          </table:table-cell>
          <table:table-cell office:value-type="string" office:value="cobbles">
            <text:p>cobbl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.8">
            <text:p>5.8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string" office:value="SouzaEtal2021">
            <text:p>SouzaEtal202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OSL">
            <text:p>OSL</text:p>
          </table:table-cell>
          <table:table-cell office:value-type="string" office:value="T106XR2">
            <text:p>T106XR2</text:p>
          </table:table-cell>
          <table:table-cell office:value-type="float" office:value="69.312">
            <text:p>69.312</text:p>
          </table:table-cell>
          <table:table-cell office:value-type="float" office:value="-53.874">
            <text:p>-53.874</text:p>
          </table:table-cell>
          <table:table-cell office:value-type="float" office:value="3450.0">
            <text:p>3450.0</text:p>
          </table:table-cell>
          <table:table-cell office:value-type="float" office:value="400.0">
            <text:p>400.0</text:p>
          </table:table-cell>
          <table:table-cell office:value-type="string" office:value="cobbles">
            <text:p>cobbl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.3">
            <text:p>11.3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string" office:value="SouzaEtal2021">
            <text:p>SouzaEtal202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OSL">
            <text:p>OSL</text:p>
          </table:table-cell>
          <table:table-cell office:value-type="string" office:value="T106XR1">
            <text:p>T106XR1</text:p>
          </table:table-cell>
          <table:table-cell office:value-type="float" office:value="69.312">
            <text:p>69.312</text:p>
          </table:table-cell>
          <table:table-cell office:value-type="float" office:value="-53.874">
            <text:p>-53.874</text:p>
          </table:table-cell>
          <table:table-cell office:value-type="float" office:value="4059.9999999999995">
            <text:p>4059.9999999999995</text:p>
          </table:table-cell>
          <table:table-cell office:value-type="float" office:value="520.0">
            <text:p>520.0</text:p>
          </table:table-cell>
          <table:table-cell office:value-type="string" office:value="cobbles">
            <text:p>cobbl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.3">
            <text:p>11.3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string" office:value="SouzaEtal2021">
            <text:p>SouzaEtal202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radiocarbon">
            <text:p>radiocarbon</text:p>
          </table:table-cell>
          <table:table-cell office:value-type="string" office:value="Beta-183252">
            <text:p>Beta-183252</text:p>
          </table:table-cell>
          <table:table-cell office:value-type="float" office:value="69.52">
            <text:p>69.52</text:p>
          </table:table-cell>
          <table:table-cell office:value-type="float" office:value="-53.721">
            <text:p>-53.721</text:p>
          </table:table-cell>
          <table:table-cell office:value-type="float" office:value="7590.0">
            <text:p>759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69">
            <text:p>26.69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11">
            <text:p>LongEtal201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radiocarbon">
            <text:p>radiocarbon</text:p>
          </table:table-cell>
          <table:table-cell office:value-type="string" office:value="K-3505">
            <text:p>K-3505</text:p>
          </table:table-cell>
          <table:table-cell office:value-type="float" office:value="69.53333333333333">
            <text:p>69.53333333333333</text:p>
          </table:table-cell>
          <table:table-cell office:value-type="float" office:value="-53.68333333333333">
            <text:p>-53.68333333333333</text:p>
          </table:table-cell>
          <table:table-cell office:value-type="float" office:value="6750.0">
            <text:p>6750.0</text:p>
          </table:table-cell>
          <table:table-cell office:value-type="float" office:value="105.0">
            <text:p>105.0</text:p>
          </table:table-cell>
          <table:table-cell office:value-type="string" office:value="basal gyttja">
            <text:p>basal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Foged1989,Rasch1997,LongEtal2011">
            <text:p>Foged1989,Rasch1997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